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button form:name="Push Button 1" form:control-implementation="ooo:com.sun.star.form.component.CommandButton" xml:id="control1" form:id="control1" form:label="Push Button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</form:properties>
          </form:button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ontrol text:anchor-type="as-char" draw:z-index="0" draw:name="Shape1" draw:style-name="gr1" draw:text-style-name="P1" svg:width="10.981cm" svg:height="2.038cm" draw:control="control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24T13:54:28.508474161</meta:creation-date>
    <dc:date>2021-02-24T13:55:22.107360303</dc:date>
    <meta:editing-duration>PT54S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  <meta:generator>LibreOfficeDev/7.2.0.0.alpha0$Linux_X86_64 LibreOffice_project/6b3af098ee9d56c8de2f0dbf2376b18535b28247</meta:generator>
  </office:meta>
</office:document-meta>
</file>